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just gotta take the whatchamacallit-scale
and extract the thingummy from the tea leaves,
then we'll have the anti-whatever-drug!!</text:p>
          </table:table-cell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someone
walking towards me shouted "heeeeey!", and I
replied, "yeaaaaaah!", but...</text:p>
          </table:table-cell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were actually shouting to someone behind
me! It was super embarrassing, y'know?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 Totally irrelevant, huh!</text:p>
          </table:table-cell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"Valley of Mirages"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irara-whoever girl had some fairly
risqué moves, didn't she...?</text:p>
          </table:table-cell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ean, you could see some really serious
skin whenever she attacked...)</text:p>
          </table:table-cell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outh is utterly sweltering through-and-
through, so we need to take extra care to take
in lots of fluid.</text:p>
          </table:table-cell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because I say that, it doesn't mean
you should make us gulp down too much water.
That would cause its own set of problems...</text:p>
          </table:table-cell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the heck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made up my mind!! I'm gonna be some
kind of idol, too!!</text:p>
          </table:table-cell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~, I guess my trademark's gotta
be my twintails, right?</text:p>
          </table:table-cell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the "Twintails ☆ Idol"..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... sounds kinda cliché, huh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ure is boilin' around here~...!</text:p>
          </table:table-cell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matter if you're in the shade or by
the water, it's way too hot everywhere you go...</text:p>
          </table:table-cell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"Aaaaahn ////"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 tension is killing me...!)</text:p>
          </table:table-cell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t that cold is effective against monsters
all across this hot region.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mm? But if they're strong against changes in
temperature, would that include low
temperatures? I've gotten myself all confused...</text:p>
          </table:table-cell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
wandering around completely naked in front
of a 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d never suspected that the "Light of
Diabolus" referred to a girl like her.</text:p>
          </table:table-cell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nsidering how she was sleeping in a box,
I might be thinking of her as an existence
close to my own...</text:p>
          </table:table-cell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expect that the interior of the Pyramid
is laden with all sorts of traps intended to
ward off invaders.</text:p>
          </table:table-cell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continue with great care...</text:p>
          </table:table-cell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rout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
Matter, 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hey!! Why was that bandage lady
living in that chest like Thaaat??</text:p>
          </table:table-cell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y was she covered in Bandageees?? Is she
too poor to afford proper Clooothes???</text:p>
          </table:table-cell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Even without the curse, this girl's voice
is making my ears ring...)</text:p>
          </table:table-cell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n investigation, you Saaay?</text:p>
          </table:table-cell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all set for a little mystery Solviiing!!
Just leave it all to Meeee!!</text:p>
          </table:table-cell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n...! Please don't... shout right next to
my ears!!</text:p>
          </table:table-cell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 office:value-type="string">
            <text:p>Mirara boss battle</text:p>
          </table:table-cell>
          <table:table-cell table:style-name="ce0"/>
          <table:table-cell table:style-name="ce0" office:value-type="string">
            <text:p>Nyanko
"If you're such an indoor person, why would
you want to go to all this trouble just to
test our strength...?"</text:p>
          </table:table-cell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 office:value-type="string">
            <text:p>Hamuko
"It's like when you've been cooped up for so
long that you suddenly want to move around,
you know?"</text:p>
          </table:table-cell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 office:value-type="string">
            <text:p>Tomocchi
"I don't really get it, but less thinkin' and
more beatin' each other up with all we've got!"</text:p>
          </table:table-cell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 office:value-type="string">
            <text:p>Hime
"(Is it me, or does she looks a little like
Akizora-san...?)"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 office:value-type="string">
            <text:p>Mirara-chan
"All riiight——, Mirara-chan's gonna do her
best——!"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 office:value-type="string">
            <text:p>Mirara-chan
"Don't get careless, or you'll get all tied
up! ☆"</text:p>
          </table:table-cell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ttle-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Ojou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-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rudg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rance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ttle-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Ojou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-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rudge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rance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29T12:11:02+02:00</meta:creation-date>
    <dc:date>2020-03-29T12:11:0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